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791in"/>
    </style:style>
    <style:style style:name="co2" style:family="table-column">
      <style:table-column-properties fo:break-before="auto" style:column-width="1.0508in"/>
    </style:style>
    <style:style style:name="co3" style:family="table-column">
      <style:table-column-properties fo:break-before="auto" style:column-width="0.6429in"/>
    </style:style>
    <style:style style:name="co4" style:family="table-column">
      <style:table-column-properties fo:break-before="auto" style:column-width="1.7366in"/>
    </style:style>
    <style:style style:name="co5" style:family="table-column">
      <style:table-column-properties fo:break-before="auto" style:column-width="2.0098in"/>
    </style:style>
    <style:style style:name="co6" style:family="table-column">
      <style:table-column-properties fo:break-before="auto" style:column-width="1.4791in"/>
    </style:style>
    <style:style style:name="co7" style:family="table-column">
      <style:table-column-properties fo:break-before="auto" style:column-width="4.752in"/>
    </style:style>
    <style:style style:name="co8" style:family="table-column">
      <style:table-column-properties fo:break-before="auto" style:column-width="2.0264in"/>
    </style:style>
    <style:style style:name="co9" style:family="table-column">
      <style:table-column-properties fo:break-before="auto" style:column-width="0.7283in"/>
    </style:style>
    <style:style style:name="co10" style:family="table-column">
      <style:table-column-properties fo:break-before="auto" style:column-width="4.0638in"/>
    </style:style>
    <style:style style:name="co1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8189in" fo:break-before="auto" style:use-optimal-row-height="true"/>
    </style:style>
    <style:style style:name="ro3" style:family="table-row">
      <style:table-row-properties style:row-height="2.507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1291in" fo:break-before="auto" style:use-optimal-row-height="true"/>
    </style:style>
    <style:style style:name="ro6" style:family="table-row">
      <style:table-row-properties style:row-height="1.9071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2" style:family="table-cell" style:parent-style-name="Default" style:data-style-name="N100">
      <style:table-cell-properties fo:padding-bottom="0.0193in" fo:padding-left="0.0138in" fo:padding-right="0.0138in" fo:padding-top="0.0193in"/>
      <style:text-properties style:font-weight-asian="normal"/>
    </style:style>
    <style:style style:name="ce3" style:family="table-cell" style:parent-style-name="Default">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4"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font-weight-asian="normal"/>
    </style:style>
    <style:style style:name="ce5" style:family="table-cell" style:parent-style-name="Default">
      <style:table-cell-properties style:text-align-source="fix" style:repeat-content="false"/>
      <style:paragraph-properties fo:text-align="start"/>
    </style:style>
    <style:style style:name="ce6" style:family="table-cell" style:parent-style-name="Default" style:data-style-name="N100">
      <style:table-cell-properties style:text-align-source="fix" style:repeat-content="false" fo:padding-bottom="0.0193in" fo:padding-left="0.0138in" fo:padding-right="0.0138in" fo:padding-top="0.0193in"/>
      <style:paragraph-properties fo:text-align="center"/>
      <style:text-properties style:font-weight-asian="normal"/>
    </style:style>
    <style:style style:name="ce7" style:family="table-cell" style:parent-style-name="Default" style:data-style-name="N100">
      <style:table-cell-properties fo:wrap-option="wrap"/>
      <style:text-properties style:font-weight-asian="normal"/>
    </style:style>
    <style:style style:name="ce8" style:family="table-cell" style:parent-style-name="Default" style:data-style-name="N100">
      <style:table-cell-properties fo:wrap-option="wrap" fo:padding-bottom="0.0193in" fo:padding-left="0.0138in" fo:padding-right="0.0138in" fo:padding-top="0.0193in"/>
      <style:text-properties style:font-weight-asian="normal"/>
    </style:style>
    <style:style style:name="ce9" style:family="table-cell" style:parent-style-name="Default">
      <style:table-cell-properties fo:wrap-option="wrap"/>
    </style:style>
    <style:style style:name="ce10" style:family="table-cell" style:parent-style-name="Default" style:data-style-name="N100">
      <style:table-cell-properties fo:background-color="#e6ff00" fo:wrap-option="wrap" fo:padding-bottom="0.0193in" fo:padding-left="0.0138in" fo:padding-right="0.0138in" fo:padding-top="0.0193in"/>
      <style:text-properties style:font-weight-asian="normal"/>
    </style:style>
    <style:style style:name="ce11" style:family="table-cell" style:parent-style-name="Default" style:data-style-name="N100">
      <style:table-cell-properties fo:background-color="#ffcc99" fo:wrap-option="wrap" fo:padding-bottom="0.0193in" fo:padding-left="0.0138in" fo:padding-right="0.0138in" fo:padding-top="0.0193in"/>
      <style:text-properties style:font-weight-asian="normal"/>
    </style:style>
    <style:style style:name="ce12" style:family="table-cell" style:parent-style-name="Default" style:data-style-name="N100">
      <style:table-cell-properties fo:background-color="#99ccff" fo:wrap-option="wrap" fo:padding-bottom="0.0193in" fo:padding-left="0.0138in" fo:padding-right="0.0138in" fo:padding-top="0.0193in"/>
      <style:text-properties style:font-weight-asian="normal"/>
    </style:style>
    <style:style style:name="ce13" style:family="table-cell" style:parent-style-name="Default" style:data-style-name="N100">
      <style:table-cell-properties fo:background-color="#9966cc" fo:wrap-option="wrap" fo:padding-bottom="0.0193in" fo:padding-left="0.0138in" fo:padding-right="0.0138in" fo:padding-top="0.0193in"/>
      <style:text-properties style:font-weight-asian="normal"/>
    </style:style>
    <style:style style:name="ce14" style:family="table-cell" style:parent-style-name="Default" style:data-style-name="N100">
      <style:table-cell-properties fo:background-color="#23ff23" fo:wrap-option="wrap" fo:padding-bottom="0.0193in" fo:padding-left="0.0138in" fo:padding-right="0.0138in" fo:padding-top="0.0193in"/>
      <style:text-properties style:font-weight-asian="normal"/>
    </style:style>
    <style:style style:name="ce15" style:family="table-cell" style:parent-style-name="Default" style:data-style-name="N100">
      <style:table-cell-properties fo:background-color="transparent" fo:wrap-option="wrap" fo:padding-bottom="0.0193in" fo:padding-left="0.0138in" fo:padding-right="0.0138in" fo:padding-top="0.0193in"/>
      <style:text-properties style:font-weight-asian="normal"/>
    </style:style>
    <style:style style:name="ce16"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bold" style:font-size-asian="12pt" style:font-weight-asian="bold" style:font-size-complex="12pt"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number-columns-repeated="11"/>
        </table:table-row>
        <table:table-row table:style-name="ro1">
          <table:table-cell office:value-type="string">
            <text:p>Sons of Jacob (Jacob later is renamed to Israel).</text:p>
          </table:table-cell>
          <table:table-cell table:number-columns-repeated="10"/>
        </table:table-row>
        <table:table-row table:style-name="ro1">
          <table:table-cell table:number-columns-repeated="11"/>
        </table:table-row>
        <table:table-row table:style-name="ro1">
          <table:table-cell office:value-type="string">
            <text:p>Jacob loved Rachel more than Leah.</text:p>
          </table:table-cell>
          <table:table-cell table:number-columns-repeated="10"/>
        </table:table-row>
        <table:table-row table:style-name="ro2">
          <table:table-cell office:value-type="string">
            <text:p>Rachel is younger than Leah.</text:p>
          </table:table-cell>
          <table:table-cell table:number-columns-repeated="5"/>
          <table:table-cell office:value-type="string">
            <text:p>{29:30} And</text:p>
            <text:p>he went in also unto Rachel, and he <text:span text:style-name="T1">loved</text:span> also Rachel more</text:p>
            <text:p>than Leah, and served with him yet seven other years.</text:p>
          </table:table-cell>
          <table:table-cell table:number-columns-repeated="2"/>
          <table:table-cell office:value-type="string">
            <text:p>{49:1} And Jacob called unto his sons, and said, <text:span text:style-name="T1">Gather</text:span></text:p>
            <text:p><text:span text:style-name="T1">yourselves together</text:span>, that I may tell you [that] which shall</text:p>
            <text:p>befall you in the last days. {49:2} Gather yourselves</text:p>
            <text:p>together, and <text:span text:style-name="T3">hear</text:span>, ye sons of Jacob; and hearken unto Israel</text:p>
            <text:p>your father.</text:p>
          </table:table-cell>
          <table:table-cell/>
        </table:table-row>
        <table:table-row table:style-name="ro3">
          <table:table-cell table:number-columns-repeated="9"/>
          <table:table-cell office:value-type="string">
            <text:p>{49:28} All these [are] the twelve tribes of Israel: and this</text:p>
            <text:p>[is it] that their father spake unto them, and blessed them;</text:p>
            <text:p>every one according to his blessing he blessed them.</text:p>
            <text:p>{49:29} And he charged them, and said unto them, <text:span text:style-name="T1">I am to</text:span></text:p>
            <text:p><text:span text:style-name="T1">be gathered unto my people</text:span>: bury me with my fathers in the</text:p>
            <text:p>cave that [is] in the field of Ephron the Hittite, {49:30} In</text:p>
            <text:p>the cave that [is] in the field of Machpelah, which [is]</text:p>
            <text:p>before Mamre, in the land of Canaan, which Abraham</text:p>
            <text:p>bought with the field of Ephron the Hittite for a possession</text:p>
            <text:p>of a buryingplace. {49:31} There they buried Abraham and</text:p>
            <text:p>Sarah his wife; there they buried Isaac and Rebekah his</text:p>
            <text:p>wife; and there I buried Leah. {49:32} The purchase of the</text:p>
            <text:p>field and of the cave that [is] therein [was] from the children</text:p>
            <text:p>of Heth. {49:33} And when Jacob had made an end of</text:p>
            <text:p>commanding his sons, he gathered up his feet into the bed,</text:p>
            <text:p>and yielded up the ghost, and was gathered unto his people.</text:p>
          </table:table-cell>
          <table:table-cell/>
        </table:table-row>
        <table:table-row table:style-name="ro1">
          <table:table-cell table:number-columns-repeated="11"/>
        </table:table-row>
        <table:table-row table:style-name="ro4">
          <table:table-cell table:style-name="ce1" office:value-type="string">
            <text:p>Bible verse of birth</text:p>
          </table:table-cell>
          <table:table-cell table:style-name="ce3" office:value-type="string">
            <text:p>Name</text:p>
          </table:table-cell>
          <table:table-cell table:style-name="ce1" office:value-type="string">
            <text:p>Son number</text:p>
          </table:table-cell>
          <table:table-cell table:style-name="ce3" office:value-type="string">
            <text:p>Strong's Concordance #</text:p>
          </table:table-cell>
          <table:table-cell table:style-name="ce3" office:value-type="string">
            <text:p>Gematria</text:p>
          </table:table-cell>
          <table:table-cell table:style-name="ce3" office:value-type="string">
            <text:p>Meaning</text:p>
          </table:table-cell>
          <table:table-cell table:style-name="ce1" office:value-type="string">
            <text:p>Bible verse of birth</text:p>
          </table:table-cell>
          <table:table-cell table:style-name="ce1" office:value-type="string">
            <text:p>Mother and son number of mother</text:p>
          </table:table-cell>
          <table:table-cell table:style-name="ce1" office:value-type="string">
            <text:p>Blessing order:</text:p>
          </table:table-cell>
          <table:table-cell table:style-name="ce1" office:value-type="string">
            <text:p>Blessing:</text:p>
          </table:table-cell>
          <table:table-cell table:style-name="ce3" office:value-type="string">
            <text:p>Additional information</text:p>
          </table:table-cell>
        </table:table-row>
        <table:table-row table:style-name="ro2">
          <table:table-cell table:style-name="ce2" office:value-type="string">
            <text:p>Genesis 29:31-32</text:p>
          </table:table-cell>
          <table:table-cell table:style-name="ce2" office:value-type="string">
            <text:p>Reuben</text:p>
          </table:table-cell>
          <table:table-cell table:style-name="ce4" office:value-type="float" office:value="1">
            <text:p>1</text:p>
          </table:table-cell>
          <table:table-cell table:style-name="ce4" office:value-type="string">
            <text:p>H7205</text:p>
          </table:table-cell>
          <table:table-cell table:style-name="ce4" office:value-type="string">
            <text:p>259</text:p>
          </table:table-cell>
          <table:table-cell table:style-name="ce2" office:value-type="string">
            <text:p>"behold a son"</text:p>
          </table:table-cell>
          <table:table-cell table:style-name="ce8" office:value-type="string">
            <text:p>{29:31} And when the LORD saw that Leah [was] <text:span text:style-name="T1">hated</text:span>,</text:p>
            <text:p>he <text:span text:style-name="T1">opened</text:span> her womb: but Rachel [was] <text:span text:style-name="T1">barren</text:span>. {29:32} And</text:p>
            <text:p>Leah conceived, and bare a son, and she called his name</text:p>
            <text:p>Reuben: for she said, Surely the LORD hath <text:span text:style-name="T1">looked</text:span> upon</text:p>
            <text:p>my <text:span text:style-name="T2">affliction</text:span>; <text:span text:style-name="T1">now therefore my husband will love me</text:span>.</text:p>
          </table:table-cell>
          <table:table-cell table:style-name="ce10" office:value-type="string">
            <text:p>Leah (1st wife): Son 1</text:p>
          </table:table-cell>
          <table:table-cell table:style-name="ce15" office:value-type="string">
            <text:p>1</text:p>
          </table:table-cell>
          <table:table-cell table:style-name="ce15" office:value-type="string">
            <text:p>{49:3} Reuben, thou [art] my firstborn, my might, and the</text:p>
            <text:p><text:span text:style-name="T1">beginning of my </text:span><text:span text:style-name="T3">strength</text:span>, the <text:span text:style-name="T2">excellency of </text:span><text:span text:style-name="T1">dignity</text:span>, and the</text:p>
            <text:p>excellency of <text:span text:style-name="T1">power</text:span>: {49:4} Unstable as water, thou shalt</text:p>
            <text:p>not excel; because thou wentest up to thy father’s bed; then</text:p>
            <text:p>defiledst thou [it:] he went up to my couch.</text:p>
          </table:table-cell>
          <table:table-cell table:style-name="ce9" office:value-type="string">
            <text:p>1) the eldest son of Jacob by Leah 2) the tribe descended from Reuben 3) the territory inhabited by the tribe of Reuben </text:p>
          </table:table-cell>
        </table:table-row>
        <table:table-row table:style-name="ro5">
          <table:table-cell table:style-name="ce2" office:value-type="string">
            <text:p>Genesis 29:33</text:p>
          </table:table-cell>
          <table:table-cell table:style-name="ce2" office:value-type="string">
            <text:p>Simeon</text:p>
          </table:table-cell>
          <table:table-cell table:style-name="ce4" office:value-type="string">
            <text:p>2</text:p>
          </table:table-cell>
          <table:table-cell table:style-name="ce4" office:value-type="string">
            <text:p>H8095</text:p>
          </table:table-cell>
          <table:table-cell table:style-name="ce4" office:value-type="string">
            <text:p>466</text:p>
          </table:table-cell>
          <table:table-cell table:style-name="ce2" office:value-type="string">
            <text:p>"heard"</text:p>
          </table:table-cell>
          <table:table-cell table:style-name="ce8" office:value-type="string">
            <text:p>{29:33} And she conceived again, and bare a son; and said,</text:p>
            <text:p>Because the LORD hath <text:span text:style-name="T1">heard</text:span> that I [was] <text:span text:style-name="T1">hated</text:span>, he hath</text:p>
            <text:p>therefore given me this [son] also: and she called his name</text:p>
            <text:p>Simeon.</text:p>
          </table:table-cell>
          <table:table-cell table:style-name="ce10" office:value-type="string">
            <text:p>Leah (1st wife): Son 2</text:p>
          </table:table-cell>
          <table:table-cell table:style-name="ce15" office:value-type="string">
            <text:p>2</text:p>
          </table:table-cell>
          <table:table-cell table:style-name="ce15" office:value-type="string">
            <text:p>{49:5} Simeon and Levi [are] brethren; instruments of</text:p>
            <text:p><text:span text:style-name="T1">cruelty</text:span> [are in] their habitations. {49:6} O my soul, come</text:p>
            <text:p>not thou into their <text:span text:style-name="T3">secret</text:span>; unto their assembly, <text:span text:style-name="T1">mine honour,</text:span></text:p>
            <text:p><text:span text:style-name="T1">be not thou united</text:span>: for in their <text:span text:style-name="T1">anger</text:span> they slew a man, and in</text:p>
            <text:p>their selfwill they digged down a<text:span text:style-name="T1"> wall</text:span>. {49:7} Cursed [be]</text:p>
            <text:p>their <text:span text:style-name="T1">anger</text:span>, for [it was] fierce; and their <text:span text:style-name="T1">wrath</text:span>, for it was</text:p>
            <text:p><text:span text:style-name="T1">cruel</text:span>:<text:span text:style-name="T1"> I will divide them in Jacob, and scatter them in Israel.</text:span></text:p>
          </table:table-cell>
          <table:table-cell table:style-name="ce16" office:value-type="string">
            <text:p>1) the 2nd son of Jacob by his wife Leah and progenitor of the tribe of Simeon 2) an Israelite of the sons of Bani who had a foreign wife in the time of Ezra </text:p>
          </table:table-cell>
        </table:table-row>
        <table:table-row table:style-name="ro5">
          <table:table-cell table:style-name="ce2" office:value-type="string">
            <text:p>Genesis 29:34</text:p>
          </table:table-cell>
          <table:table-cell office:value-type="string">
            <text:p>Levi</text:p>
          </table:table-cell>
          <table:table-cell table:style-name="ce5" office:value-type="float" office:value="3">
            <text:p>3</text:p>
          </table:table-cell>
          <table:table-cell table:style-name="ce5" office:value-type="string">
            <text:p>H3878</text:p>
          </table:table-cell>
          <table:table-cell table:style-name="ce5" office:value-type="float" office:value="46">
            <text:p>46</text:p>
          </table:table-cell>
          <table:table-cell office:value-type="string">
            <text:p>"joined to"</text:p>
          </table:table-cell>
          <table:table-cell table:style-name="ce9" office:value-type="string">
            <text:p>{29:34} And she conceived again, and bare a son;</text:p>
            <text:p>and said, Now this time will my husband be joined unto me,</text:p>
            <text:p>because I have born him <text:span text:style-name="T1">three</text:span> sons: therefore was his name</text:p>
            <text:p>called Levi.</text:p>
          </table:table-cell>
          <table:table-cell table:style-name="ce10" office:value-type="string">
            <text:p>Leah (1st wife): Son 3</text:p>
          </table:table-cell>
          <table:table-cell table:style-name="ce15" office:value-type="string">
            <text:p>3</text:p>
          </table:table-cell>
          <table:table-cell table:style-name="ce15" office:value-type="string">
            <text:p>{49:5} Simeon and Levi [are] brethren; instruments of</text:p>
            <text:p><text:span text:style-name="T1">cruelty</text:span> [are in] their habitations. {49:6} O my soul, come</text:p>
            <text:p>not thou into their <text:span text:style-name="T3">secret</text:span>; unto their assembly, <text:span text:style-name="T1">mine honour,</text:span></text:p>
            <text:p><text:span text:style-name="T1">be not thou united</text:span>: for in their <text:span text:style-name="T1">anger</text:span> they slew a man, and in</text:p>
            <text:p>their selfwill they digged down a<text:span text:style-name="T1"> wall</text:span>. {49:7} Cursed [be]</text:p>
            <text:p>their <text:span text:style-name="T1">anger</text:span>, for [it was] fierce; and their <text:span text:style-name="T1">wrath</text:span>, for it was</text:p>
            <text:p><text:span text:style-name="T1">cruel</text:span>:<text:span text:style-name="T1"> I will divide them in Jacob, and scatter them in Israel.</text:span></text:p>
          </table:table-cell>
          <table:table-cell table:style-name="ce9" office:value-type="string">
            <text:p>1) the 3rd son of Jacob by Leah and progenitor of tribe of Levites </text:p>
          </table:table-cell>
        </table:table-row>
        <table:table-row table:style-name="ro6">
          <table:table-cell table:style-name="ce2" office:value-type="string">
            <text:p>Genesis 29:35</text:p>
          </table:table-cell>
          <table:table-cell table:style-name="ce2" office:value-type="string">
            <text:p>Judah</text:p>
          </table:table-cell>
          <table:table-cell table:style-name="ce5" office:value-type="float" office:value="4">
            <text:p>4</text:p>
          </table:table-cell>
          <table:table-cell table:style-name="ce4" office:value-type="string">
            <text:p>H3063</text:p>
          </table:table-cell>
          <table:table-cell table:style-name="ce4" office:value-type="string">
            <text:p>30</text:p>
          </table:table-cell>
          <table:table-cell table:style-name="ce2" office:value-type="string">
            <text:p>"praised" </text:p>
          </table:table-cell>
          <table:table-cell table:style-name="ce8" office:value-type="string">
            <text:p>{29:35} And she conceived again, and bare a</text:p>
            <text:p>son: and she said, Now will I praise the LORD: therefore</text:p>
            <text:p>she called his name Judah; and<text:span text:style-name="T1"> left bearing</text:span>. </text:p>
            <text:p/>
            <text:p>[rluu: What does “left bearing” mean?]</text:p>
          </table:table-cell>
          <table:table-cell table:style-name="ce10" office:value-type="string">
            <text:p>Leah (1st wife): Son 4</text:p>
          </table:table-cell>
          <table:table-cell table:style-name="ce15" office:value-type="string">
            <text:p>4</text:p>
          </table:table-cell>
          <table:table-cell table:style-name="ce15" office:value-type="string">
            <text:p>{49:8} Judah, thou [art he] whom thy brethren shall</text:p>
            <text:p><text:span text:style-name="T3">praise</text:span>: thy <text:span text:style-name="T1">hand</text:span> [shall be] in the <text:span text:style-name="T1">neck</text:span> of thine enemies; <text:span text:style-name="T1">thy</text:span></text:p>
            <text:p><text:span text:style-name="T1">father’s children shall bow down before thee</text:span>. {49:9} Judah</text:p>
            <text:p>[is] a lion’s whelp: from the prey, my son, thou art gone up:</text:p>
            <text:p>he stooped down, he couched as a lion, and as an old lion;</text:p>
            <text:p>who shall rouse him up? {49:10} The sceptre shall not</text:p>
            <text:p>depart from Judah, nor a lawgiver from between his feet,</text:p>
            <text:p>until Shiloh come; and <text:span text:style-name="T1">unto him [shall] the gathering of the</text:span></text:p>
            <text:p><text:span text:style-name="T1">people [be. ]</text:span>{49:11} Binding his foal unto the vine, and his</text:p>
            <text:p>ass’s colt unto the choice vine; he washed his garments in</text:p>
            <text:p>wine, and his clothes in the blood of grapes: {49:12} His</text:p>
            <text:p>eyes [shall be] <text:span text:style-name="T1">red</text:span> with wine, and his teeth <text:span text:style-name="T1">white</text:span> with milk.</text:p>
          </table:table-cell>
          <table:table-cell table:style-name="ce9" office:value-type="string">
            <text:p><text:s/>1) the son of Jacob by Leah 2) the tribe descended from Judah the son of Jacob 3) the territory occupied by the tribe of Judah 4) the kingdom comprised of the tribes of Judah and Benjamin which occupied the southern part of Canaan after the nation split upon the death of Solomon 5) a Levite in Ezra's time 6) an overseer of Jerusalem in the time of Nehemiah 7) a Levite musician in the time of Nehemiah 8) a priest in the time of Nehemiah </text:p>
          </table:table-cell>
        </table:table-row>
        <table:table-row table:style-name="ro7">
          <table:table-cell table:style-name="ce2" office:value-type="string">
            <text:p>Genesis 30:6</text:p>
          </table:table-cell>
          <table:table-cell table:style-name="ce2" office:value-type="string">
            <text:p>Dan</text:p>
          </table:table-cell>
          <table:table-cell table:style-name="ce4" office:value-type="string">
            <text:p>5</text:p>
          </table:table-cell>
          <table:table-cell table:style-name="ce4" office:value-type="string">
            <text:p>H1835</text:p>
          </table:table-cell>
          <table:table-cell table:style-name="ce4" office:value-type="string">
            <text:p>54</text:p>
          </table:table-cell>
          <table:table-cell table:style-name="ce2" office:value-type="string">
            <text:p>“a judge”</text:p>
          </table:table-cell>
          <table:table-cell table:style-name="ce8" office:value-type="string">
            <text:p>{30:1} And when Rachel saw that she bare Jacob no</text:p>
            <text:p>children, Rachel <text:span text:style-name="T1">envied</text:span> her sister; and said unto Jacob, Give</text:p>
            <text:p>me children, or else I die. {30:2} And Jacob’s <text:span text:style-name="T1">anger</text:span> was</text:p>
            <text:p>kindled against Rachel: and he said, [Am] I in God’s stead,</text:p>
            <text:p>who hath withheld from thee the fruit of the womb? {30:3}</text:p>
            <text:p>And she said, Behold my maid Bilhah, go in unto her; and</text:p>
            <text:p>she shall <text:span text:style-name="T1">bear upon my knees</text:span> that I may also have children</text:p>
            <text:p>by her. {30:4} And she gave him Bilhah her handmaid to</text:p>
            <text:p>wife: and Jacob went in unto her. {30:5} And Bilhah</text:p>
            <text:p>conceived, and bare Jacob a son. {30:6} And Rachel said,</text:p>
            <text:p>God hath judged me, and hath also <text:span text:style-name="T1">heard</text:span> my <text:span text:style-name="T1">voice</text:span>, and</text:p>
            <text:p>hath <text:span text:style-name="T1">given</text:span> me a son: therefore called she his name Dan.</text:p>
          </table:table-cell>
          <table:table-cell table:style-name="ce11" office:value-type="string">
            <text:p>Bilhah (handmaid), given to Jacob by Rachel (2nd wife): Son 1</text:p>
          </table:table-cell>
          <table:table-cell table:style-name="ce15" office:value-type="string">
            <text:p>7</text:p>
          </table:table-cell>
          <table:table-cell table:style-name="ce15" office:value-type="string">
            <text:p>{49:16} Dan shall judge his people, as one of the tribes of</text:p>
            <text:p>Israel. {49:17} Dan shall be a <text:span text:style-name="T3">serpent</text:span> by the way, an adder</text:p>
            <text:p>in the path, that biteth the horse <text:span text:style-name="T1">heels</text:span>, so that his rider shall</text:p>
            <text:p>fall backward. {49:18} I have <text:span text:style-name="T1">waited</text:span> for thy salvation, O</text:p>
            <text:p>LORD.</text:p>
          </table:table-cell>
          <table:table-cell table:style-name="ce9" office:value-type="string">
            <text:p><text:s/>1) the 5th son of Jacob, the 1st of Bilhah, Rachel's handmaid 2) the tribe descended from Dan, the son of Jacob n pr loc 3) a city in Dan, the most northern landmark of Palestine </text:p>
          </table:table-cell>
        </table:table-row>
        <table:table-row table:style-name="ro8">
          <table:table-cell table:style-name="ce2" office:value-type="string">
            <text:p>Genesis 30:8</text:p>
          </table:table-cell>
          <table:table-cell table:style-name="ce2" office:value-type="string">
            <text:p>Naphtali</text:p>
          </table:table-cell>
          <table:table-cell table:style-name="ce4" office:value-type="string">
            <text:p>6</text:p>
          </table:table-cell>
          <table:table-cell table:style-name="ce4" office:value-type="string">
            <text:p>H5321</text:p>
          </table:table-cell>
          <table:table-cell table:style-name="ce4" office:value-type="string">
            <text:p>570</text:p>
          </table:table-cell>
          <table:table-cell table:style-name="ce2" office:value-type="string">
            <text:p>"wrestling"</text:p>
          </table:table-cell>
          <table:table-cell table:style-name="ce8" office:value-type="string">
            <text:p>{30:7} And Bilhah Rachel’s maid conceived again, and</text:p>
            <text:p>bare Jacob a second son. {30:8} And Rachel said, With</text:p>
            <text:p>great wrestlings have I wrestled with my sister, and<text:span text:style-name="T1"> I have</text:span></text:p>
            <text:p><text:span text:style-name="T1">prevailed</text:span>: and she called his name Naphtali.</text:p>
          </table:table-cell>
          <table:table-cell table:style-name="ce11" office:value-type="string">
            <text:p>Bilhah (handmaid), given to Jacob by Rachel (2nd wife): Son 2</text:p>
          </table:table-cell>
          <table:table-cell table:style-name="ce15" office:value-type="string">
            <text:p>10</text:p>
          </table:table-cell>
          <table:table-cell table:style-name="ce15" office:value-type="string">
            <text:p>{49:21} Naphtali [is] a hind let loose: he giveth goodly</text:p>
            <text:p>words.</text:p>
          </table:table-cell>
          <table:table-cell table:style-name="ce9" office:value-type="string">
            <text:p><text:s/>1) the 5th son of Jacob and the 2nd by Bilhah the handmaid of Rachel 2) the tribe descended from Naphtali the son of Jacob n pr loc 3) the territory assigned to the tribe of Naphtali </text:p>
          </table:table-cell>
        </table:table-row>
        <table:table-row table:style-name="ro9">
          <table:table-cell table:style-name="ce2" office:value-type="string">
            <text:p>Genesis 30:11</text:p>
          </table:table-cell>
          <table:table-cell table:style-name="ce2" office:value-type="string">
            <text:p>Gad</text:p>
          </table:table-cell>
          <table:table-cell table:style-name="ce4" office:value-type="string">
            <text:p>7</text:p>
          </table:table-cell>
          <table:table-cell table:style-name="ce4" office:value-type="string">
            <text:p>H1410</text:p>
          </table:table-cell>
          <table:table-cell table:style-name="ce4" office:value-type="string">
            <text:p>7</text:p>
          </table:table-cell>
          <table:table-cell table:style-name="ce2" office:value-type="string">
            <text:p>"troop"</text:p>
          </table:table-cell>
          <table:table-cell table:style-name="ce8" office:value-type="string">
            <text:p>{30:9} When Leah saw that she had left bearing, she took Zilpah her</text:p>
            <text:p>maid, and gave her Jacob to wife. {30:10} And Zilpah</text:p>
            <text:p>Leah’s maid bare Jacob a son. {30:11} And Leah said, A</text:p>
            <text:p>troop cometh: and she called his name Gad.</text:p>
          </table:table-cell>
          <table:table-cell table:style-name="ce12" office:value-type="string">
            <text:p>Zilpah (handmaid), given to Jacob by Leah (1st wife): Son 1</text:p>
          </table:table-cell>
          <table:table-cell table:style-name="ce15" office:value-type="string">
            <text:p>8</text:p>
          </table:table-cell>
          <table:table-cell table:style-name="ce15" office:value-type="string">
            <text:p>{49:19} Gad, a troop shall overcome him: but <text:span text:style-name="T1">he shall</text:span></text:p>
            <text:p><text:span text:style-name="T1">overcome at the last</text:span>.</text:p>
          </table:table-cell>
          <table:table-cell table:style-name="ce9" office:value-type="string">
            <text:p><text:s/>1) seventh son of Jacob by Zilpah, Leah's handmaid, and full brother of Asher. 2) the tribe descended from Gad 3) a prophet during the time of David; appears to have joined David when in the hold; reappears in connection with the punishment for taking a census; also assisted in the arrangements for the musical service of the "house of God"</text:p>
          </table:table-cell>
        </table:table-row>
        <table:table-row table:style-name="ro10">
          <table:table-cell table:style-name="ce2" office:value-type="string">
            <text:p>Genesis 30:13</text:p>
          </table:table-cell>
          <table:table-cell table:style-name="ce2" office:value-type="string">
            <text:p>Asher</text:p>
          </table:table-cell>
          <table:table-cell table:style-name="ce5" office:value-type="float" office:value="8">
            <text:p>8</text:p>
          </table:table-cell>
          <table:table-cell table:style-name="ce4" office:value-type="string">
            <text:p>H0836</text:p>
          </table:table-cell>
          <table:table-cell table:style-name="ce4" office:value-type="string">
            <text:p>501</text:p>
          </table:table-cell>
          <table:table-cell table:style-name="ce2" office:value-type="string">
            <text:p>"happy"</text:p>
          </table:table-cell>
          <table:table-cell table:style-name="ce8" office:value-type="string">
            <text:p>{30:12} And Zilpah Leah’s maid bare Jacob a second son. {30:13} And</text:p>
            <text:p>Leah said, Happy am I, for the daughters will call me blessed: and she called his name Asher.</text:p>
          </table:table-cell>
          <table:table-cell table:style-name="ce12" office:value-type="string">
            <text:p>Zilpah (handmaid), given to Jacob by Leah (1st wife): Son 2</text:p>
          </table:table-cell>
          <table:table-cell table:style-name="ce15" office:value-type="string">
            <text:p>9</text:p>
          </table:table-cell>
          <table:table-cell table:style-name="ce15" office:value-type="string">
            <text:p>{49:20} Out of Asher his <text:span text:style-name="T1">bread [shall be] fat</text:span>, and he shall</text:p>
            <text:p>yield royal dainties.</text:p>
          </table:table-cell>
          <table:table-cell table:style-name="ce9" office:value-type="string">
            <text:p>1) son of Jacob and Zilpah 2) the tribe descended from Asher 3) a city east of Shechem in Manasseh </text:p>
          </table:table-cell>
        </table:table-row>
        <table:table-row table:style-name="ro11">
          <table:table-cell table:style-name="ce2" office:value-type="string">
            <text:p>Genesis 30:18</text:p>
          </table:table-cell>
          <table:table-cell table:style-name="ce2" office:value-type="string">
            <text:p>Issachar</text:p>
          </table:table-cell>
          <table:table-cell table:style-name="ce4" office:value-type="string">
            <text:p>9</text:p>
          </table:table-cell>
          <table:table-cell table:style-name="ce4" office:value-type="string">
            <text:p>H3485</text:p>
          </table:table-cell>
          <table:table-cell table:style-name="ce4" office:value-type="string">
            <text:p>530</text:p>
          </table:table-cell>
          <table:table-cell table:style-name="ce2" office:value-type="string">
            <text:p>"there is recompense"</text:p>
          </table:table-cell>
          <table:table-cell table:style-name="ce8" office:value-type="string">
            <text:p>{30:14} And Reuben went in the days of wheat harvest,</text:p>
            <text:p>and found mandrakes in the field, and brought them unto his</text:p>
            <text:p>mother Leah. Then Rachel said to Leah, Give me, I pray</text:p>
            <text:p>thee, of thy son’s mandrakes. {30:15} And she said unto</text:p>
            <text:p>her, [Is it] a small matter that thou hast taken my husband?</text:p>
            <text:p>and wouldest thou take away my son’s mandrakes also?</text:p>
            <text:p>And Rachel said, Therefore he shall lie with thee to night</text:p>
            <text:p>for thy son’s mandrakes. {30:16} And Jacob came out of</text:p>
            <text:p>the field in the evening, and Leah went out to meet him, and</text:p>
            <text:p>said, Thou must come in unto me; for surely I have hired</text:p>
            <text:p>thee with my son’s mandrakes. And he lay with her that</text:p>
            <text:p>night. {30:17} And God hearkened unto Leah, and she</text:p>
            <text:p>conceived, and bare Jacob the fifth son. {30:18} And Leah</text:p>
            <text:p>said, God hath given me my hire, because I have given my</text:p>
            <text:p>maiden to my husband: and she called his name Issachar.</text:p>
          </table:table-cell>
          <table:table-cell table:style-name="ce10" office:value-type="string">
            <text:p>Leah (1st wife): Son 5</text:p>
          </table:table-cell>
          <table:table-cell table:style-name="ce15" office:value-type="string">
            <text:p>6</text:p>
          </table:table-cell>
          <table:table-cell table:style-name="ce15" office:value-type="string">
            <text:p>{49:14} Issachar [is] a strong ass couching down between</text:p>
            <text:p>two burdens: {49:15} And he saw that rest [was] good, and</text:p>
            <text:p>the land that [it was] pleasant; and<text:span text:style-name="T1"> bowed his shoulder to</text:span></text:p>
            <text:p><text:span text:style-name="T1">bear</text:span>, and became a <text:span text:style-name="T1">servant</text:span> unto tribute.</text:p>
          </table:table-cell>
          <table:table-cell table:style-name="ce9" office:value-type="string">
            <text:p><text:s/>1) the 9th son of Jacob and the 5th by Leah his first wife and the progenitor of a tribe by his name 2) a Korahite Levite and the 7th son of Obed-edom and doorkeeper to the temple n pr coll 3) the tribe descended from Issachar the son of Jacob n pr loc 4) the territory allocated to the descendants of Issachar when they entered the land of Canaan </text:p>
          </table:table-cell>
        </table:table-row>
        <table:table-row table:style-name="ro12">
          <table:table-cell table:style-name="ce2" office:value-type="string">
            <text:p>Genesis 30:20</text:p>
          </table:table-cell>
          <table:table-cell table:style-name="ce2" office:value-type="string">
            <text:p>Zebulun</text:p>
          </table:table-cell>
          <table:table-cell table:style-name="ce4" office:value-type="string">
            <text:p>10</text:p>
          </table:table-cell>
          <table:table-cell table:style-name="ce4" office:value-type="string">
            <text:p>H02074</text:p>
          </table:table-cell>
          <table:table-cell table:style-name="ce4" office:value-type="string">
            <text:p>101</text:p>
          </table:table-cell>
          <table:table-cell table:style-name="ce2" office:value-type="string">
            <text:p>"exalted" </text:p>
          </table:table-cell>
          <table:table-cell table:style-name="ce8" office:value-type="string">
            <text:p>{30:19} And Leah conceived again, and bare Jacob the</text:p>
            <text:p>sixth son. {30:20} And Leah said, God hath endued me</text:p>
            <text:p>[with] a good dowry; <text:span text:style-name="T1">now will my husband dwell with me</text:span>,</text:p>
            <text:p>because I have born him <text:span text:style-name="T1">six</text:span> sons: and she called his name</text:p>
            <text:p>Zebulun.</text:p>
          </table:table-cell>
          <table:table-cell table:style-name="ce10" office:value-type="string">
            <text:p>Leah (1st wife): Son 6</text:p>
          </table:table-cell>
          <table:table-cell table:style-name="ce15" office:value-type="string">
            <text:p>5</text:p>
          </table:table-cell>
          <table:table-cell table:style-name="ce15" office:value-type="string">
            <text:p>{49:13} Zebulun shall<text:span text:style-name="T1"> dwell at the haven of the sea</text:span>; and</text:p>
            <text:p>he [shall be] for an haven of ships; and his border [shall be]</text:p>
            <text:p>unto Zidon.</text:p>
          </table:table-cell>
          <table:table-cell table:style-name="ce9" office:value-type="string">
            <text:p>1) the 10th of the sons of Jacob, 6th and last of Leah; progenitor of Zebulun 2) the tribe descended from Zebulun n pr loc 3) the land allocated to the tribe of Zebulun </text:p>
          </table:table-cell>
        </table:table-row>
        <table:table-row table:style-name="ro13">
          <table:table-cell table:style-name="ce2" office:value-type="string">
            <text:p>Genesis 30:21</text:p>
          </table:table-cell>
          <table:table-cell table:style-name="ce2" office:value-type="string">
            <text:p>Dinah (daughter)</text:p>
          </table:table-cell>
          <table:table-cell table:style-name="ce4" table:number-columns-repeated="3"/>
          <table:table-cell table:style-name="ce7" office:value-type="string">
            <text:p>“Judged”</text:p>
          </table:table-cell>
          <table:table-cell table:style-name="ce8" office:value-type="string">
            <text:p>{30:21} And afterwards she bare a daughter, and called her name Dinah.</text:p>
          </table:table-cell>
          <table:table-cell table:style-name="ce13" office:value-type="string">
            <text:p>Leah (1st wife): Daughter 1</text:p>
          </table:table-cell>
          <table:table-cell table:style-name="ce15" table:number-columns-repeated="2"/>
          <table:table-cell table:style-name="ce9"/>
        </table:table-row>
        <table:table-row table:style-name="ro11">
          <table:table-cell table:style-name="ce2" office:value-type="string">
            <text:p>Genesis 30:24</text:p>
          </table:table-cell>
          <table:table-cell table:style-name="ce2" office:value-type="string">
            <text:p>Joseph</text:p>
          </table:table-cell>
          <table:table-cell table:style-name="ce4" office:value-type="string">
            <text:p>11</text:p>
          </table:table-cell>
          <table:table-cell table:style-name="ce5" office:value-type="string">
            <text:p>H3130</text:p>
          </table:table-cell>
          <table:table-cell table:style-name="ce5" office:value-type="float" office:value="156">
            <text:p>156</text:p>
          </table:table-cell>
          <table:table-cell table:style-name="ce2" office:value-type="string">
            <text:p>"Jehovah has added"</text:p>
          </table:table-cell>
          <table:table-cell table:style-name="ce8" office:value-type="string">
            <text:p>{30:22} And God <text:span text:style-name="T1">remembered</text:span> Rachel, and God</text:p>
            <text:p>hearkened to her, and <text:span text:style-name="T1">opened her womb</text:span>. {30:23} And she</text:p>
            <text:p>conceived, and bare a son; and said, God hath taken away</text:p>
            <text:p>my reproach: {30:24} And she called his name Joseph; and</text:p>
            <text:p>said, The LORD shall add to me another son.</text:p>
          </table:table-cell>
          <table:table-cell table:style-name="ce14" office:value-type="string">
            <text:p>Rachel (2nd wife): Son 1</text:p>
          </table:table-cell>
          <table:table-cell table:style-name="ce15" office:value-type="string">
            <text:p>11</text:p>
          </table:table-cell>
          <table:table-cell table:style-name="ce15" office:value-type="string">
            <text:p>{49:22} Joseph [is] a fruitful bough, [even] a fruitful</text:p>
            <text:p>bough by a well; [whose] branches run over the <text:span text:style-name="T1">wall</text:span>:</text:p>
            <text:p>{49:23} The archers have sorely grieved him, and shot [at</text:p>
            <text:p>him,] and hated him: {49:24} But his bow abode in</text:p>
            <text:p><text:span text:style-name="T1">strength</text:span>, and the arms of his hands were made strong by the</text:p>
            <text:p>hands of the mighty [God] of Jacob; (from thence [is] the</text:p>
            <text:p>shepherd, the stone of Israel:) {49:25} [Even] by the God of</text:p>
            <text:p>thy father, who shall help thee; and by the Almighty, who</text:p>
            <text:p>shall bless thee with blessings of heaven above, blessings of</text:p>
            <text:p>the <text:span text:style-name="T1">deep</text:span> that lieth under, blessings of the <text:span text:style-name="T1">breasts</text:span>, and of the</text:p>
            <text:p><text:span text:style-name="T1">womb</text:span>: {49:26} The blessings of thy father have prevailed</text:p>
            <text:p>above the blessings of my progenitors unto the utmost</text:p>
            <text:p>bound of the<text:span text:style-name="T1"> everlasting hills</text:span>: they shall be on the<text:span text:style-name="T1"> head of</text:span></text:p>
            <text:p><text:span text:style-name="T1">Joseph</text:span>, and on the <text:span text:style-name="T1">crown</text:span> of the head of him that was</text:p>
            <text:p>separate from his brethren.</text:p>
          </table:table-cell>
          <table:table-cell table:style-name="ce9" office:value-type="string">
            <text:p><text:s/>1) the eldest son of Jacob by Rachel 2) father of Igal, who represented the tribe of Issachar among the spies 3) a son of Asaph 4) a man who took a foreign wife in the time of Ezra 5) a priest of the family of Shebaniah in the time of Nehemiah </text:p>
          </table:table-cell>
        </table:table-row>
        <table:table-row table:style-name="ro14">
          <table:table-cell table:style-name="ce2" office:value-type="string">
            <text:p>Genesis 35:18</text:p>
          </table:table-cell>
          <table:table-cell table:style-name="ce2" office:value-type="string">
            <text:p>Benjamin</text:p>
          </table:table-cell>
          <table:table-cell table:style-name="ce4" office:value-type="string">
            <text:p>12</text:p>
          </table:table-cell>
          <table:table-cell table:style-name="ce5" office:value-type="string">
            <text:p>H1144</text:p>
          </table:table-cell>
          <table:table-cell table:style-name="ce5" office:value-type="float" office:value="152">
            <text:p>152</text:p>
          </table:table-cell>
          <table:table-cell table:style-name="ce2" office:value-type="string">
            <text:p>“son of my right hand”</text:p>
          </table:table-cell>
          <table:table-cell table:style-name="ce8" office:value-type="string">
            <text:p>{35:16} And they journeyed from Bethel; and there was</text:p>
            <text:p>but a little way to come to Ephrath: and Rachel travailed,</text:p>
            <text:p>and she had <text:span text:style-name="T1">hard labour</text:span>. {35:17} And it came to pass, when</text:p>
            <text:p>she was in hard labour, that the midwife said unto her, <text:span text:style-name="T1">Fear</text:span></text:p>
            <text:p><text:span text:style-name="T1">not</text:span>; thou shalt have this son also. {35:18} And it came to</text:p>
            <text:p>pass, as her soul was in departing, (for she died) that she</text:p>
            <text:p>called his name Ben-oni: but his father called him</text:p>
            <text:p>Benjamin. {35:19} And Rachel died, and was buried in the</text:p>
            <text:p>way to Ephrath, which [is] <text:span text:style-name="T1">Bethlehem</text:span>. {35:20} And Jacob</text:p>
            <text:p>set a <text:span text:style-name="T1">pillar upon her grave</text:span>: that [is] the pillar of Rachel’s</text:p>
            <text:p>grave unto this day.</text:p>
          </table:table-cell>
          <table:table-cell table:style-name="ce14" office:value-type="string">
            <text:p>Rachel (2nd wife): Son 2</text:p>
          </table:table-cell>
          <table:table-cell table:style-name="ce15" office:value-type="string">
            <text:p>12</text:p>
          </table:table-cell>
          <table:table-cell table:style-name="ce15" office:value-type="string">
            <text:p>{49:27} Benjamin shall ravin [as] a wolf: in the <text:span text:style-name="T1">morning</text:span></text:p>
            <text:p>he shall devour the prey, and at <text:span text:style-name="T1">night</text:span> he shall divide the</text:p>
            <text:p>spoil.</text:p>
          </table:table-cell>
          <table:table-cell table:style-name="ce9" office:value-type="string">
            <text:p>1) Jacob's and Rachel's youngest son, Joseph's full brother 2) son of Bilhan, great-grandson of Benjamin 3) a Benjamite, one of the sons of Harim, in the time of Ezra who had taken a strange wife 4) the tribe descended from Benjamin, the son of Jacob </text:p>
          </table:table-cell>
        </table:table-row>
        <table:table-row table:style-name="ro4">
          <table:table-cell table:style-name="ce2"/>
          <table:table-cell table:style-name="ce2" office:value-type="string">
            <text:p>Benoni</text:p>
          </table:table-cell>
          <table:table-cell table:style-name="ce4"/>
          <table:table-cell table:style-name="ce5" office:value-type="string">
            <text:p>H1126</text:p>
          </table:table-cell>
          <table:table-cell table:style-name="ce5" office:value-type="float" office:value="119">
            <text:p>119</text:p>
          </table:table-cell>
          <table:table-cell table:style-name="ce2" office:value-type="string">
            <text:p>"son of my sorrow" </text:p>
          </table:table-cell>
          <table:table-cell table:style-name="ce8" office:value-type="string">
            <text:p>{35:18} And it came to pass, as her soul was in departing, (for she died) that she called his name Ben-oni: but his father called him Benjamin.</text:p>
          </table:table-cell>
          <table:table-cell table:style-name="ce14" office:value-type="string">
            <text:p>Rachel (2nd wife): Son 2</text:p>
          </table:table-cell>
          <table:table-cell table:style-name="ce15" table:number-columns-repeated="2"/>
          <table:table-cell table:style-name="ce9" office:value-type="string">
            <text:p><text:s/>1) the name given to Benjamin by Rachel </text:p>
          </table:table-cell>
        </table:table-row>
        <table:table-row table:style-name="ro13" table:number-rows-repeated="5">
          <table:table-cell table:style-name="ce2" table:number-columns-repeated="3"/>
          <table:table-cell/>
          <table:table-cell table:style-name="ce5"/>
          <table:table-cell table:style-name="ce2"/>
          <table:table-cell table:style-name="ce8" table:number-columns-repeated="4"/>
          <table:table-cell table:style-name="ce9"/>
        </table:table-row>
        <table:table-row table:style-name="ro13" table:number-rows-repeated="4">
          <table:table-cell table:style-name="ce2" table:number-columns-repeated="3"/>
          <table:table-cell table:style-name="ce6"/>
          <table:table-cell table:style-name="ce4"/>
          <table:table-cell table:style-name="ce2"/>
          <table:table-cell table:style-name="ce8" table:number-columns-repeated="4"/>
          <table:table-cell table:style-name="ce9"/>
        </table:table-row>
        <table:table-row table:style-name="ro13" table:number-rows-repeated="7">
          <table:table-cell table:style-name="ce2" table:number-columns-repeated="3"/>
          <table:table-cell table:style-name="ce6"/>
          <table:table-cell table:style-name="ce4"/>
          <table:table-cell table:style-name="ce2" table:number-columns-repeated="5"/>
          <table:table-cell table:style-name="ce9"/>
        </table:table-row>
        <table:table-row table:style-name="ro13" table:number-rows-repeated="6">
          <table:table-cell table:style-name="ce2" table:number-columns-repeated="3"/>
          <table:table-cell table:style-name="ce6" table:number-columns-repeated="2"/>
          <table:table-cell table:style-name="ce2" table:number-columns-repeated="5"/>
          <table:table-cell table:style-name="ce9"/>
        </table:table-row>
        <table:table-row table:style-name="ro13" table:number-rows-repeated="6">
          <table:table-cell table:style-name="ce2" table:number-columns-repeated="3"/>
          <table:table-cell table:style-name="ce6" table:number-columns-repeated="2"/>
          <table:table-cell table:style-name="ce2" table:number-columns-repeated="5"/>
          <table:table-cell/>
        </table:table-row>
        <table:table-row table:style-name="ro13" table:number-rows-repeated="8">
          <table:table-cell table:style-name="ce2" table:number-columns-repeated="10"/>
          <table:table-cell/>
        </table:table-row>
        <table:table-row table:style-name="ro1" table:number-rows-repeated="1048517">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4">00/00/0000</text:date>, <text:time style:data-style-name="N2" text:time-value="0000-00-00T08:04: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2-07T18:55:53</meta:creation-date>
    <dc:date>2013-10-04T20:57:45</dc:date>
    <dc:creator>Ryan </dc:creator>
    <meta:editing-duration>PT11H55M17S</meta:editing-duration>
    <meta:editing-cycles>11</meta:editing-cycles>
    <meta:generator>LibreOffice/3.6$Linux_X86_64 LibreOffice_project/360m1$Build-304</meta:generator>
    <meta:document-statistic meta:table-count="1" meta:cell-count="161" meta:object-count="0"/>
  </office:meta>
</office:document-meta>
</file>